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style:writing-mode="lr-tb"/>
    </style:style>
    <style:style style:name="P3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4" style:family="paragraph" style:parent-style-name="Preformatted_20_Text" style:list-style-name="L2">
      <style:paragraph-properties fo:margin-left="0cm" fo:margin-right="0cm" fo:text-indent="0cm" style:auto-text-indent="false" style:writing-mode="lr-tb"/>
    </style:style>
    <style:style style:name="P5" style:family="paragraph" style:parent-style-name="Preformatted_20_Text" style:list-style-name="L3"/>
    <style:style style:name="P6" style:family="paragraph" style:parent-style-name="Preformatted_20_Text" style:list-style-name="L3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P9" style:family="paragraph" style:parent-style-name="Text_20_body" style:list-style-name="L2"/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/>
    <style:style style:name="P12" style:family="paragraph" style:parent-style-name="Text_20_body" style:list-style-name="L3">
      <style:paragraph-properties fo:margin-top="0cm" fo:margin-bottom="0cm" style:contextual-spacing="false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ocumentation de l'application de tri d'images pour Reddit</text:h>
      <text:h text:style-name="Heading_20_2" text:outline-level="2">Description</text:h>
      <text:p text:style-name="Text_20_body">Cette application trie les images d'un dossier source vers plusieurs dossiers correspondant à des subreddits, définis dans un fichier de configuration. Elle propose une interface graphique intuitive pour une utilisation facile et prend en charge des formats variés d'images, y compris les GIFs animés.</text:p>
      <text:h text:style-name="Heading_20_2" text:outline-level="2">Fonctionnalités principales</text:h>
      <text:list text:style-name="L1">
        <text:list-item>
          <text:p text:style-name="P8"><text:span text:style-name="Strong_20_Emphasis">Catégories et subreddits</text:span> : Les subreddits sont organisés par catégories, définies dans un fichier <text:span text:style-name="Source_20_Text">subreddit_list.txt</text:span>.</text:p>
        </text:list-item>
        <text:list-item>
          <text:p text:style-name="P8"><text:span text:style-name="Strong_20_Emphasis">Tri automatisé</text:span> : Les images sont déplacées vers des dossiers spécifiques avec des noms formatés comprenant le subreddit et la date.</text:p>
        </text:list-item>
        <text:list-item>
          <text:p text:style-name="P8"><text:span text:style-name="Strong_20_Emphasis">Formats pris en charge</text:span> : JPG, JPEG, PNG, GIF (avec affichage animé pour les GIFs).</text:p>
        </text:list-item>
        <text:list-item>
          <text:p text:style-name="P8"><text:span text:style-name="Strong_20_Emphasis">Interface graphique moderne</text:span> : Une interface agréable avec gestion des sous-catégories et des animations pour les GIFs.</text:p>
        </text:list-item>
        <text:list-item>
          <text:p text:style-name="P7"><text:span text:style-name="Strong_20_Emphasis">Affichage dynamique</text:span> : Montre une image aléatoire ou anime les GIFs restants après chaque tri.</text:p>
        </text:list-item>
      </text:list>
      <text:h text:style-name="Heading_20_2" text:outline-level="2">Pré-requis</text:h>
      <text:list text:style-name="L2">
        <text:list-item>
          <text:p text:style-name="P9"><text:span text:style-name="Strong_20_Emphasis">Python 3.x</text:span> installé sur votre système.</text:p>
        </text:list-item>
        <text:list-item>
          <text:p text:style-name="P9"><text:span text:style-name="Strong_20_Emphasis">Installation des dépendances</text:span> :</text:p>
          <text:list>
            <text:list-item>
              <text:p text:style-name="P9">Ouvrez une invite de commande et exécutez les commandes suivantes :</text:p>
              <text:p text:style-name="P1">bash</text:p>
              <text:p text:style-name="P1">Copier le code</text:p>
              <text:p text:style-name="P4"><text:span text:style-name="Source_20_Text">pip install pillow</text:span></text:p>
              <text:p text:style-name="P3"><text:span text:style-name="Source_20_Text">pip install emoji</text:span></text:p>
            </text:list-item>
            <text:list-item>
              <text:p text:style-name="P10"><text:span text:style-name="Source_20_Text">Pillow</text:span> : utilisé pour la manipulation et l'affichage des images.</text:p>
            </text:list-item>
            <text:list-item>
              <text:p text:style-name="P10"><text:span text:style-name="Source_20_Text">emoji</text:span> : utilisé pour afficher des emojis dans les catégories des subreddits.</text:p>
            </text:list-item>
          </text:list>
        </text:list-item>
        <text:list-item>
          <text:p text:style-name="P9"><text:span text:style-name="Strong_20_Emphasis">Fichier de configuration des subreddits</text:span> :</text:p>
          <text:list>
            <text:list-item>
              <text:p text:style-name="P10">Créez un fichier texte nommé <text:span text:style-name="Source_20_Text">subreddit_list.txt</text:span> dans le même répertoire que le script.</text:p>
            </text:list-item>
            <text:list-item>
              <text:p text:style-name="P9">Exemple de contenu du fichier :</text:p>
              <text:p text:style-name="P1">csharp</text:p>
              <text:p text:style-name="P1">Copier le code</text:p>
              <text:p text:style-name="P4"><text:span text:style-name="Source_20_Text">[CATEGORY] 🌟 Mes favoris</text:span></text:p>
              <text:p text:style-name="P2"><text:span text:style-name="Source_20_Text">subreddit1</text:span></text:p>
              <text:p text:style-name="P2"><text:span text:style-name="Source_20_Text">subreddit2</text:span></text:p>
              <text:p text:style-name="P2"/>
              <text:p text:style-name="P2"><text:span text:style-name="Source_20_Text">[CATEGORY] 🚀 Sciences et technologies</text:span></text:p>
              <text:p text:style-name="P2"><text:soft-page-break/><text:span text:style-name="Source_20_Text">technews</text:span></text:p>
              <text:p text:style-name="P3"><text:span text:style-name="Source_20_Text">science</text:span></text:p>
            </text:list-item>
            <text:list-item>
              <text:p text:style-name="P10">Les lignes commençant par <text:span text:style-name="Source_20_Text">#</text:span> ou vides sont ignorées. Les catégories sont définies avec <text:span text:style-name="Source_20_Text">[CATEGORY]</text:span>.</text:p>
            </text:list-item>
          </text:list>
        </text:list-item>
        <text:list-item>
          <text:p text:style-name="P9"><text:span text:style-name="Strong_20_Emphasis">Dossier source</text:span> : Assurez-vous que le dossier source contient plus d'images que le nombre de subreddits sélectionnés.</text:p>
        </text:list-item>
      </text:list>
      <text:h text:style-name="Heading_20_2" text:outline-level="2">Instructions d'utilisation</text:h>
      <text:list text:style-name="L3">
        <text:list-item>
          <text:p text:style-name="P11"><text:span text:style-name="Strong_20_Emphasis">Lancer l'application</text:span> :</text:p>
          <text:list>
            <text:list-item>
              <text:p text:style-name="P11">Ouvrez une invite de commande ou un terminal dans le répertoire contenant le script et exécutez :</text:p>
              <text:p text:style-name="P5">bash</text:p>
              <text:p text:style-name="P5">Copier le code</text:p>
              <text:p text:style-name="P6"><text:span text:style-name="Source_20_Text">python script.py</text:span></text:p>
            </text:list-item>
            <text:list-item>
              <text:p text:style-name="P12">Une fenêtre s'ouvre, divisée en deux parties :</text:p>
              <text:list>
                <text:list-item>
                  <text:p text:style-name="P12">À gauche : liste des catégories et subreddits.</text:p>
                </text:list-item>
                <text:list-item>
                  <text:p text:style-name="P12">À droite : affichage des images.</text:p>
                </text:list-item>
              </text:list>
            </text:list-item>
          </text:list>
        </text:list-item>
        <text:list-item>
          <text:p text:style-name="P11"><text:span text:style-name="Strong_20_Emphasis">Sélectionner les subreddits</text:span> :</text:p>
          <text:list>
            <text:list-item>
              <text:p text:style-name="P12">Cochez les subreddits souhaités dans la liste de gauche.</text:p>
            </text:list-item>
          </text:list>
        </text:list-item>
        <text:list-item>
          <text:p text:style-name="P11"><text:span text:style-name="Strong_20_Emphasis">Choisir le dossier source</text:span> :</text:p>
          <text:list>
            <text:list-item>
              <text:p text:style-name="P12">Cliquez sur le bouton <text:span text:style-name="Strong_20_Emphasis">"Sélectionner le dossier source"</text:span> et choisissez le dossier contenant vos images.</text:p>
            </text:list-item>
          </text:list>
        </text:list-item>
        <text:list-item>
          <text:p text:style-name="P11"><text:span text:style-name="Strong_20_Emphasis">Trier les images</text:span> :</text:p>
          <text:list>
            <text:list-item>
              <text:p text:style-name="P11">Cliquez sur <text:span text:style-name="Strong_20_Emphasis">"Trier les images"</text:span>. Les images seront déplacées dans des sous-dossiers correspondant aux subreddits sélectionnés. Les fichiers seront renommés avec le format suivant :</text:p>
              <text:p text:style-name="P5">css</text:p>
              <text:p text:style-name="P5">Copier le code</text:p>
              <text:p text:style-name="P6"><text:span text:style-name="Source_20_Text">nom_original_[subreddit]_date.extension</text:span></text:p>
            </text:list-item>
          </text:list>
        </text:list-item>
        <text:list-item>
          <text:p text:style-name="P11"><text:span text:style-name="Strong_20_Emphasis">Affichage des images</text:span> :</text:p>
          <text:list>
            <text:list-item>
              <text:p text:style-name="P12">Après chaque tri, une image aléatoire (ou un GIF animé) parmi celles restantes est affichée dans la partie droite.</text:p>
            </text:list-item>
          </text:list>
        </text:list-item>
        <text:list-item>
          <text:p text:style-name="P11"><text:span text:style-name="Strong_20_Emphasis">Fin du processus</text:span> :</text:p>
          <text:list>
            <text:list-item>
              <text:p text:style-name="P11">Lorsque toutes les images ont été triées, un message de confirmation s'affiche, puis l'application se ferme automatiquement.</text:p>
            </text:list-item>
          </text:list>
        </text:list-item>
      </text:list>
      <text:h text:style-name="Heading_20_2" text:outline-level="2">Notes importantes</text:h>
      <text:list text:style-name="L4">
        <text:list-item>
          <text:p text:style-name="P14"><text:span text:style-name="Strong_20_Emphasis">Structure des dossiers</text:span> :</text:p>
          <text:list>
            <text:list-item>
              <text:p text:style-name="P14">Les images triées sont déplacées dans un répertoire <text:span text:style-name="Source_20_Text">Content</text:span>, avec un sous-dossier pour chaque subreddit sélectionné.</text:p>
            </text:list-item>
          </text:list>
        </text:list-item>
        <text:list-item>
          <text:p text:style-name="P14"><text:soft-page-break/><text:span text:style-name="Strong_20_Emphasis">Précautions</text:span> :</text:p>
          <text:list>
            <text:list-item>
              <text:p text:style-name="P14">Assurez-vous que le fichier <text:span text:style-name="Source_20_Text">subreddit_list.txt</text:span> est correctement formaté avant de lancer l'application.</text:p>
            </text:list-item>
            <text:list-item>
              <text:p text:style-name="P13">Vérifiez que le dossier source contient suffisamment d'image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0:01:43.591000000</meta:creation-date>
    <dc:date>2025-01-13T10:02:15.378000000</dc:date>
    <meta:editing-duration>PT32S</meta:editing-duration>
    <meta:editing-cycles>1</meta:editing-cycles>
    <meta:document-statistic meta:table-count="0" meta:image-count="0" meta:object-count="0" meta:page-count="3" meta:paragraph-count="61" meta:word-count="525" meta:character-count="3208" meta:non-whitespace-character-count="2797"/>
    <meta:generator>LibreOffice/24.2.2.2$Windows_X86_64 LibreOffice_project/d56cc158d8a96260b836f100ef4b4ef25d6f1a01</meta:generator>
  </office:meta>
</office:document-meta>
</file>